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4bff2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7b807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8be67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1a5f86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bf15e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d1af4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de869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1e7f6c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20cad9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2318af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4bff2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4bff2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4bff2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4bff2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7b807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4bff2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20cad9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8be67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a5f86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bf15e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d1af4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e7f6c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fb717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20cad9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21fd84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e7f6c" style:text-blinking="false" fo:background-color="#ffff00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20cad9" style:text-blinking="false" fo:background-color="#ffff00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20cad9" style:text-blinking="false" fo:background-color="#ffff00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20cad9" style:text-blinking="false" fo:background-color="#ffff00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4bff2" style:text-blinking="false" fo:background-color="#81d41a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4bff2" style:text-blinking="false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normal" officeooo:rsid="0014bff2" style:text-blinking="false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officeooo:rsid="0014bff2" style:text-blinking="false" fo:background-color="transparent" loext:char-shading-value="0" style:font-name-asian="NSimSun" style:font-size-asian="12pt" style:language-asian="zxx" style:country-asian="none" style:font-name-complex="Lucida Sans1" style:font-size-complex="12pt" style:language-complex="zxx" style:country-complex="none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bold" officeooo:rsid="0017b807" style:text-blinking="false" fo:background-color="transparent" loext:char-shading-value="0" style:font-name-asian="NSimSun" style:font-size-asian="12pt" style:language-asian="zxx" style:country-asian="none" style:font-weight-asian="bold" style:font-name-complex="Lucida Sans1" style:font-size-complex="12pt" style:language-complex="zxx" style:country-complex="none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bold" officeooo:rsid="001a5f86" style:text-blinking="false" fo:background-color="transparent" loext:char-shading-value="0" style:font-name-asian="NSimSun" style:font-size-asian="12pt" style:language-asian="zxx" style:country-asian="none" style:font-weight-asian="bold" style:font-name-complex="Lucida Sans1" style:font-size-complex="12pt" style:language-complex="zxx" style:country-complex="none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bold" officeooo:rsid="001bf15e" style:text-blinking="false" fo:background-color="transparent" loext:char-shading-value="0" style:font-name-asian="NSimSun" style:font-size-asian="12pt" style:language-asian="zxx" style:country-asian="none" style:font-weight-asian="bold" style:font-name-complex="Lucida Sans1" style:font-size-complex="12pt" style:language-complex="zxx" style:country-complex="none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bold" officeooo:rsid="0014bff2" style:text-blinking="false" fo:background-color="transparent" loext:char-shading-value="0" style:font-name-asian="NSimSun" style:font-size-asian="12pt" style:language-asian="zxx" style:country-asian="none" style:font-weight-asian="bold" style:font-name-complex="Lucida Sans1" style:font-size-complex="12pt" style:language-complex="zxx" style:country-complex="none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bold" officeooo:rsid="001e7f6c" style:text-blinking="false" fo:background-color="transparent" loext:char-shading-value="0" style:font-name-asian="NSimSun" style:font-size-asian="12pt" style:language-asian="zxx" style:country-asian="none" style:font-weight-asian="bold" style:font-name-complex="Lucida Sans1" style:font-size-complex="12pt" style:language-complex="zxx" style:country-complex="none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none" fo:font-weight="bold" officeooo:rsid="0020cad9" style:text-blinking="false" fo:background-color="transparent" loext:char-shading-value="0" style:font-name-asian="NSimSun" style:font-size-asian="12pt" style:language-asian="zxx" style:country-asian="none" style:font-weight-asian="bold" style:font-name-complex="Lucida Sans1" style:font-size-complex="12pt" style:language-complex="zxx" style:country-complex="none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solid" style:text-underline-width="auto" style:text-underline-color="font-color" fo:font-weight="normal" officeooo:rsid="0017b807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solid" style:text-underline-width="auto" style:text-underline-color="font-color" fo:font-weight="normal" officeooo:rsid="001a5f86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solid" style:text-underline-width="auto" style:text-underline-color="font-color" fo:font-weight="normal" officeooo:rsid="001bf15e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solid" style:text-underline-width="auto" style:text-underline-color="font-color" fo:font-weight="normal" officeooo:rsid="0014bff2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solid" style:text-underline-width="auto" style:text-underline-color="font-color" fo:font-weight="normal" officeooo:rsid="0020cad9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solid" style:text-underline-width="auto" style:text-underline-color="font-color" fo:font-weight="normal" officeooo:rsid="001e7f6c" style:text-blinking="false" fo:background-color="transparent" loext:char-shading-value="0" style:font-name-asian="NSimSun" style:font-size-asian="12pt" style:language-asian="zxx" style:country-asian="none" style:font-weight-asian="normal" style:font-name-complex="Lucida Sans1" style:font-size-complex="12pt" style:language-complex="zxx" style:country-complex="none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solid" style:text-underline-width="auto" style:text-underline-color="font-color" fo:font-weight="bold" officeooo:rsid="0014bff2" style:text-blinking="false" fo:background-color="transparent" loext:char-shading-value="0" style:font-name-asian="NSimSun" style:font-size-asian="12pt" style:language-asian="zxx" style:country-asian="none" style:font-weight-asian="bold" style:font-name-complex="Lucida Sans1" style:font-size-complex="12pt" style:language-complex="zxx" style:country-complex="none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zxx" fo:country="none" style:text-underline-style="solid" style:text-underline-width="auto" style:text-underline-color="font-color" fo:font-weight="bold" officeooo:rsid="0020cad9" style:text-blinking="false" fo:background-color="transparent" loext:char-shading-value="0" style:font-name-asian="NSimSun" style:font-size-asian="12pt" style:language-asian="zxx" style:country-asian="none" style:font-weight-asian="bold" style:font-name-complex="Lucida Sans1" style:font-size-complex="12pt" style:language-complex="zxx" style:country-complex="none" style:font-weight-complex="bold"/>
    </style:style>
    <style:style style:name="T38" style:family="text">
      <style:text-properties officeooo:rsid="001576de"/>
    </style:style>
    <style:style style:name="T39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"><text:span text:style-name="T39">PARTE 1</text:span></text:span></text:h>
      <text:p text:style-name="P3"><text:span text:style-name="Strong"><text:span text:style-name="T1"/></text:span></text:p>
      <text:p text:style-name="P4"><text:span text:style-name="Strong"><text:span text:style-name="T24">AUTOR</text:span></text:span><text:span text:style-name="Strong"><text:span text:style-name="T5">: </text:span></text:span><text:span text:style-name="Strong"><text:span text:style-name="T30">cod_autor</text:span></text:span><text:span text:style-name="Strong"><text:span text:style-name="T5"> + nombre + apellido1 + apellido2</text:span></text:span></text:p>
      <text:p text:style-name="P4"><text:span text:style-name="Strong"><text:span text:style-name="T5"/></text:span></text:p>
      <text:p text:style-name="P4"><text:span text:style-name="Strong"><text:span text:style-name="T5"><text:tab/>PK: cod_autor</text:span></text:span></text:p>
      <text:p text:style-name="P6"><text:span text:style-name="Strong"><text:span text:style-name="T5"><text:tab/></text:span></text:span><text:span text:style-name="Strong"><text:span text:style-name="T9">VNN: <text:s/></text:span></text:span><text:span text:style-name="Strong"><text:span text:style-name="T5">nombre</text:span></text:span></text:p>
      <text:p text:style-name="P6"><text:span text:style-name="Strong"><text:span text:style-name="T5"><text:tab/></text:span></text:span><text:span text:style-name="Strong"><text:span text:style-name="T9">VNN: <text:s/></text:span></text:span><text:span text:style-name="Strong"><text:span text:style-name="T5">apellido1</text:span></text:span></text:p>
      <text:p text:style-name="P6"><text:span text:style-name="Strong"><text:span text:style-name="T5"><text:tab/></text:span></text:span><text:span text:style-name="Strong"><text:span text:style-name="T9">VNN: </text:span></text:span><text:span text:style-name="Strong"><text:span text:style-name="T5">apellido2</text:span></text:span></text:p>
      <text:p text:style-name="P4"><text:span text:style-name="Strong"><text:span text:style-name="T5"/></text:span></text:p>
      <text:p text:style-name="P7"><text:span text:style-name="Strong"><text:span text:style-name="T24">LIBRO</text:span></text:span><text:span text:style-name="Strong"><text:span text:style-name="T5">: </text:span></text:span><text:span text:style-name="Strong"><text:span text:style-name="T32">isbn</text:span></text:span><text:span text:style-name="Strong"><text:span text:style-name="T30"> </text:span></text:span><text:span text:style-name="Strong"><text:span text:style-name="T5">+ titulo + editorial</text:span></text:span></text:p>
      <text:p text:style-name="P4"><text:span text:style-name="Strong"><text:span text:style-name="T5"/></text:span></text:p>
      <text:p text:style-name="P6"><text:span text:style-name="Strong"><text:span text:style-name="T5"><text:tab/>PK: ISBN</text:span></text:span></text:p>
      <text:p text:style-name="P6"><text:span text:style-name="Strong"><text:span text:style-name="T5"><text:tab/></text:span></text:span><text:span text:style-name="Strong"><text:span text:style-name="T9">VNN: <text:s/></text:span></text:span><text:span text:style-name="Strong"><text:span text:style-name="T5">titulo</text:span></text:span></text:p>
      <text:p text:style-name="P6"><text:span text:style-name="Strong"><text:span text:style-name="T5"><text:tab/></text:span></text:span><text:span text:style-name="Strong"><text:span text:style-name="T9">VNN: </text:span></text:span><text:span text:style-name="Strong"><text:span text:style-name="T5">editorial</text:span></text:span></text:p>
      <text:p text:style-name="P4"><text:span text:style-name="Strong"><text:span text:style-name="T5"/></text:span></text:p>
      <text:p text:style-name="P7"><text:span text:style-name="Strong"><text:span text:style-name="T24">EJEMPLAR</text:span></text:span><text:span text:style-name="Strong"><text:span text:style-name="T5">: </text:span></text:span><text:span text:style-name="Strong"><text:span text:style-name="T30">cod_ejemplar</text:span></text:span><text:span text:style-name="Strong"><text:span text:style-name="T5"> + ubicacion </text:span></text:span><text:span text:style-name="Strong"><text:span text:style-name="T10">+ <text:s/>isbn</text:span></text:span></text:p>
      <text:p text:style-name="P4"><text:span text:style-name="Strong"><text:span text:style-name="T5"/></text:span></text:p>
      <text:p text:style-name="P6"><text:span text:style-name="Strong"><text:span text:style-name="T5"><text:tab/>PK: <text:s/>cod_ejemplar</text:span></text:span></text:p>
      <text:p text:style-name="P7"><text:span text:style-name="Strong"><text:span text:style-name="T5"><text:tab/></text:span></text:span><text:span text:style-name="Strong"><text:span text:style-name="T10">FK: isbn -&gt; LIBRO (isbn)</text:span></text:span></text:p>
      <text:p text:style-name="P6"><text:span text:style-name="Strong"><text:span text:style-name="T5"><text:tab/></text:span></text:span><text:span text:style-name="Strong"><text:span text:style-name="T9">VNN: </text:span></text:span><text:span text:style-name="Strong"><text:span text:style-name="T5">ubicacion</text:span></text:span></text:p>
      <text:p text:style-name="P8"><text:span text:style-name="Strong"><text:span text:style-name="T5"><text:tab/></text:span></text:span><text:span text:style-name="Strong"><text:span text:style-name="T11">ASERCION1: LIBRO [isbn] </text:span></text:span><text:span text:style-name="Strong"><text:span text:style-name="T1">⊆ </text:span></text:span><text:span text:style-name="Strong"><text:span text:style-name="T11">EJEMPLAR [isbn]</text:span></text:span></text:p>
      <text:p text:style-name="P8"><text:span text:style-name="Strong"><text:span text:style-name="T11"><text:tab/>ASERCION2: EJEMPLAR [cod_ejemplar] </text:span></text:span><text:span text:style-name="Strong"><text:span text:style-name="T1">⊆ </text:span></text:span><text:span text:style-name="Strong"><text:span text:style-name="T11">EJEMPLAR [cod_ejemplar]</text:span></text:span></text:p>
      <text:p text:style-name="P4"><text:span text:style-name="Strong"><text:span text:style-name="T5"/></text:span></text:p>
      <text:p text:style-name="P4"><text:span text:style-name="Strong"><text:span text:style-name="T24">USUARIO</text:span></text:span><text:span text:style-name="Strong"><text:span text:style-name="T5">: </text:span></text:span><text:span text:style-name="Strong"><text:span text:style-name="T30">cod_dni</text:span></text:span><text:span text:style-name="Strong"><text:span text:style-name="T5"> + nombre + </text:span></text:span><text:span text:style-name="Strong"><text:span text:style-name="T8">apellido1 + apellido2</text:span></text:span></text:p>
      <text:p text:style-name="P4"><text:span text:style-name="Strong"><text:span text:style-name="T5"/></text:span></text:p>
      <text:p text:style-name="P6"><text:span text:style-name="Strong"><text:span text:style-name="T5"><text:tab/></text:span></text:span><text:span text:style-name="Strong"><text:span text:style-name="T8">PK: <text:s/></text:span></text:span><text:span text:style-name="Strong"><text:span text:style-name="T5">cod_dni</text:span></text:span></text:p>
      <text:p text:style-name="P6"><text:span text:style-name="Strong"><text:span text:style-name="T5"><text:tab/></text:span></text:span><text:span text:style-name="Strong"><text:span text:style-name="T9">VNN: <text:s/></text:span></text:span><text:span text:style-name="Strong"><text:span text:style-name="T5">nombre</text:span></text:span></text:p>
      <text:p text:style-name="P6"><text:span text:style-name="Strong"><text:span text:style-name="T5"><text:tab/></text:span></text:span><text:span text:style-name="Strong"><text:span text:style-name="T9">VNN: <text:s/></text:span></text:span><text:span text:style-name="Strong"><text:span text:style-name="T8">apellido1</text:span></text:span></text:p>
      <text:p text:style-name="P6"><text:span text:style-name="Strong"><text:span text:style-name="T5"><text:tab/></text:span></text:span><text:span text:style-name="Strong"><text:span text:style-name="T9">VNN: </text:span></text:span><text:span text:style-name="Strong"><text:span text:style-name="T8">apellido2</text:span></text:span></text:p>
      <text:p text:style-name="P5"><text:span text:style-name="Strong"><text:span text:style-name="T5"/></text:span></text:p>
      <text:p text:style-name="P6"><text:span text:style-name="Strong"><text:span text:style-name="T25">ESCRIBE</text:span></text:span><text:span text:style-name="Strong"><text:span text:style-name="T9">: </text:span></text:span><text:span text:style-name="Strong"><text:span text:style-name="T31">cod_autor</text:span></text:span><text:span text:style-name="Strong"><text:span text:style-name="T9"> + </text:span></text:span><text:span text:style-name="Strong"><text:span text:style-name="T32">isbn</text:span></text:span></text:p>
      <text:p text:style-name="P6"><text:span text:style-name="Strong"><text:span text:style-name="T9"/></text:span></text:p>
      <text:p text:style-name="P6"><text:span text:style-name="Strong"><text:span text:style-name="T9"><text:tab/>PK: (cod_ autor + </text:span></text:span><text:span text:style-name="Strong"><text:span text:style-name="T11">isbn</text:span></text:span><text:span text:style-name="Strong"><text:span text:style-name="T9">)</text:span></text:span></text:p>
      <text:p text:style-name="P6"><text:span text:style-name="Strong"><text:span text:style-name="T9"><text:tab/>FK: cod_autor -&gt; AUTOR (cod_autor)</text:span></text:span></text:p>
      <text:p text:style-name="P7"><text:span text:style-name="Strong"><text:span text:style-name="T9"><text:tab/>FK: </text:span></text:span><text:span text:style-name="Strong"><text:span text:style-name="T10">isbn</text:span></text:span><text:span text:style-name="Strong"><text:span text:style-name="T9"> -&gt; LIBRO (</text:span></text:span><text:span text:style-name="Strong"><text:span text:style-name="T10">isbn</text:span></text:span><text:span text:style-name="Strong"><text:span text:style-name="T9">)</text:span></text:span></text:p>
      <text:p text:style-name="P8"><text:span text:style-name="Strong"><text:span text:style-name="T9"><text:tab/></text:span></text:span><text:span text:style-name="Strong"><text:span text:style-name="T11">ASERCION1: AUTOR [cod_autor] </text:span></text:span><text:span text:style-name="Strong"><text:span text:style-name="T1">⊆ </text:span></text:span><text:span text:style-name="Strong"><text:span text:style-name="T11">ESCRIBE [cod_autor]</text:span></text:span></text:p>
      <text:p text:style-name="P8"><text:span text:style-name="Strong"><text:span text:style-name="T11"><text:tab/>ASERCION2: LIBRO [isbn] </text:span></text:span><text:span text:style-name="Strong"><text:span text:style-name="T1">⊆ </text:span></text:span><text:span text:style-name="Strong"><text:span text:style-name="T11">ESCRIBE [isbn]</text:span></text:span></text:p>
      <text:p text:style-name="P7"><text:span text:style-name="Strong"><text:span text:style-name="T10"/></text:span></text:p>
      <text:p text:style-name="P7"><text:span text:style-name="Strong"><text:span text:style-name="T26">SACA:</text:span></text:span><text:span text:style-name="Strong"><text:span text:style-name="T10"> </text:span></text:span><text:span text:style-name="Strong"><text:span text:style-name="T32">cod_dni</text:span></text:span><text:span text:style-name="Strong"><text:span text:style-name="T10"> + </text:span></text:span><text:span text:style-name="Strong"><text:span text:style-name="T32">cod_ejemplar</text:span></text:span></text:p>
      <text:p text:style-name="P7"><text:span text:style-name="Strong"><text:span text:style-name="T10"><text:tab/></text:span></text:span></text:p>
      <text:p text:style-name="P7"><text:span text:style-name="Strong"><text:span text:style-name="T10"><text:tab/>PK: (cod_dni + cod_ejemplar)</text:span></text:span></text:p>
      <text:p text:style-name="P7"><text:span text:style-name="Strong"><text:span text:style-name="T10"><text:tab/>FK: cod_dni -&gt; USUARIO (cod_dni)</text:span></text:span></text:p>
      <text:p text:style-name="P7"><text:span text:style-name="Strong"><text:span text:style-name="T10"><text:tab/>FK: cod_ejemplar -&gt; EJEMPLAR (cod_ejemplar)</text:span></text:span></text:p>
      <text:h text:style-name="P1" text:outline-level="1"><text:span text:style-name="Strong"><text:span text:style-name="T39">PARTE 2</text:span></text:span></text:h>
      <text:p text:style-name="P4"><text:span text:style-name="Strong"><text:span text:style-name="T1"/></text:span></text:p>
      <text:p text:style-name="P4"><text:span text:style-name="Strong"><text:span text:style-name="T1">FCT (</text:span></text:span><text:span text:style-name="Strong"><text:span text:style-name="T36">cod_fct</text:span></text:span><text:span text:style-name="Strong"><text:span text:style-name="T1">, </text:span></text:span><text:span text:style-name="Strong"><text:span text:style-name="T36">nia</text:span></text:span><text:span text:style-name="Strong"><text:span text:style-name="T1">, </text:span></text:span><text:span text:style-name="Strong"><text:span text:style-name="T36">cod_empresa</text:span></text:span><text:span text:style-name="Strong"><text:span text:style-name="T1">, nom_completo_alumno, nom_empresa, fecha_inicio, fecha_fin, grupo, municipio, pais </text:span></text:span></text:p>
      <text:p text:style-name="P4"><text:span text:style-name="Strong"><text:span text:style-name="T1"/></text:span></text:p>
      <text:p text:style-name="P4"><text:span text:style-name="Strong"><text:span text:style-name="T1"/></text:span></text:p>
      <text:p text:style-name="P9"><text:span text:style-name="Strong"><text:span text:style-name="T1">Dependencias funcionales: </text:span></text:span></text:p>
      <text:p text:style-name="P9"><text:span text:style-name="Strong"><text:span text:style-name="T1"><text:tab/></text:span></text:span><text:span text:style-name="Strong"><text:span text:style-name="T2">{nia-&gt;nom_completo_alumno} </text:span></text:span></text:p>
      <text:p text:style-name="P9"><text:span text:style-name="Strong"><text:span text:style-name="T2"><text:tab/></text:span></text:span><text:span text:style-name="Strong"><text:span text:style-name="T2">{cod_fct-&gt;fecha_inicio+fecha_fin)} </text:span></text:span></text:p>
      <text:p text:style-name="P9"><text:span text:style-name="Strong"><text:span text:style-name="T2"><text:tab/></text:span></text:span><text:span text:style-name="Strong"><text:span text:style-name="T2">{cod_empresa-&gt;nom_empresa}</text:span></text:span><text:span text:style-name="Strong"><text:span text:style-name="T2"> </text:span></text:span></text:p>
      <text:p text:style-name="P9"><text:span text:style-name="Strong"><text:span text:style-name="T2"><text:tab/>{municipio -&gt; pais} </text:span></text:span></text:p>
      <text:p text:style-name="P10"><text:span text:style-name="Strong"><text:span text:style-name="T12"/></text:span></text:p>
      <text:p text:style-name="P10"><text:span text:style-name="Strong"><text:span text:style-name="T12"/></text:span></text:p>
      <text:p text:style-name="P10"><text:span text:style-name="Strong"><text:span text:style-name="T28">FCT</text:span></text:span><text:span text:style-name="Strong"><text:span text:style-name="T12">= </text:span></text:span></text:p>
      <text:p text:style-name="P10"><text:span text:style-name="Strong"><text:span text:style-name="T12"/></text:span></text:p>
      <text:p text:style-name="P10"><text:span text:style-name="Strong"><text:span text:style-name="T16">¿1FN? </text:span></text:span><text:span text:style-name="Strong"><text:span text:style-name="T12">= Si. Si que la cumple porqeu no hay atributos compuestos ni multievaluados. </text:span></text:span></text:p>
      <text:p text:style-name="P10"><text:span text:style-name="Strong"><text:span text:style-name="T12"/></text:span></text:p>
      <text:p text:style-name="P10"><text:span text:style-name="Strong"><text:span text:style-name="T16">¿2FN? </text:span></text:span><text:span text:style-name="Strong"><text:span text:style-name="T12">= No. Por que las dependencias funcionales de </text:span></text:span><text:span text:style-name="Strong"><text:span text:style-name="T1">{nia-&gt;nom_completo_alumno}{cod_fct-&gt;fecha_inicio+fecha_fin)} {cod_empresa-&gt;nom_empresa} </text:span></text:span><text:span text:style-name="Strong"><text:span text:style-name="T12">dependen de </text:span></text:span><text:span text:style-name="Strong"><text:span text:style-name="T13">alguna clave</text:span></text:span><text:span text:style-name="Strong"><text:span text:style-name="T12"> primaria.</text:span></text:span></text:p>
      <text:p text:style-name="P10"><text:span text:style-name="Strong"><text:span text:style-name="T12"/></text:span></text:p>
      <text:p text:style-name="P10"><text:span text:style-name="Strong"><text:span text:style-name="T12"/></text:span></text:p>
      <text:p text:style-name="P10"><text:span text:style-name="Strong"><text:span text:style-name="T27">FCT</text:span></text:span><text:span text:style-name="Strong"><text:span text:style-name="T1"> (</text:span></text:span><text:span text:style-name="Strong"><text:span text:style-name="T36">cod_fct</text:span></text:span><text:span text:style-name="Strong"><text:span text:style-name="T1">, </text:span></text:span><text:span text:style-name="Strong"><text:span text:style-name="T36">nia</text:span></text:span><text:span text:style-name="Strong"><text:span text:style-name="T1">, </text:span></text:span><text:span text:style-name="Strong"><text:span text:style-name="T36">cod_empresa</text:span></text:span><text:span text:style-name="Strong"><text:span text:style-name="T1">, grupo, municipio, pais </text:span></text:span><text:span text:style-name="Strong"><text:span text:style-name="T12">)</text:span></text:span></text:p>
      <text:p text:style-name="P10"><text:span text:style-name="Strong"><text:span text:style-name="T1"/></text:span></text:p>
      <text:p text:style-name="P10"><text:span text:style-name="Strong"><text:span text:style-name="T12"><text:tab/>FK: nia -&gt; FCT1 (nia)</text:span></text:span></text:p>
      <text:p text:style-name="P10"><text:span text:style-name="Strong"><text:span text:style-name="T12"><text:tab/>FK: cod_fct -&gt; FCT2 (cod_fct)</text:span></text:span></text:p>
      <text:p text:style-name="P10"><text:span text:style-name="Strong"><text:span text:style-name="T12"><text:tab/>FK: cod_empresa -&gt; FCT3 (cod_empresa)</text:span></text:span></text:p>
      <text:p text:style-name="P10"><text:span text:style-name="Strong"><text:span text:style-name="T12"/></text:span></text:p>
      <text:p text:style-name="P10"><text:span text:style-name="Strong"><text:span text:style-name="T28">FCT1</text:span></text:span><text:span text:style-name="Strong"><text:span text:style-name="T12">: </text:span></text:span><text:span text:style-name="Strong"><text:span text:style-name="T35">nia</text:span></text:span><text:span text:style-name="Strong"><text:span text:style-name="T12"> + </text:span></text:span><text:span text:style-name="Strong"><text:span text:style-name="T1"><text:s/>nom_completo_alumno</text:span></text:span></text:p>
      <text:p text:style-name="P10"><text:span text:style-name="Strong"><text:span text:style-name="T12"/></text:span></text:p>
      <text:p text:style-name="P10"><text:span text:style-name="Strong"><text:span text:style-name="T28">FCT2</text:span></text:span><text:span text:style-name="Strong"><text:span text:style-name="T12">: </text:span></text:span><text:span text:style-name="Strong"><text:span text:style-name="T35">cod_fct</text:span></text:span><text:span text:style-name="Strong"><text:span text:style-name="T12"> + </text:span></text:span><text:span text:style-name="Strong"><text:span text:style-name="T1">fecha_inicio </text:span></text:span><text:span text:style-name="Strong"><text:span text:style-name="T12">+ <text:s/></text:span></text:span><text:span text:style-name="Strong"><text:span text:style-name="T1">fecha_fin</text:span></text:span></text:p>
      <text:p text:style-name="P10"><text:span text:style-name="Strong"><text:span text:style-name="T12"/></text:span></text:p>
      <text:p text:style-name="P10"><text:span text:style-name="Strong"><text:span text:style-name="T28">FCT3:</text:span></text:span><text:span text:style-name="Strong"><text:span text:style-name="T12"> </text:span></text:span><text:span text:style-name="Strong"><text:span text:style-name="T35">cod_empresa</text:span></text:span><text:span text:style-name="Strong"><text:span text:style-name="T12"> + nom_empresa</text:span></text:span></text:p>
      <text:p text:style-name="P10"><text:span text:style-name="Strong"><text:span text:style-name="T12"/></text:span></text:p>
      <text:p text:style-name="P11"><text:span text:style-name="Strong"><text:span text:style-name="T18">¿3FN?</text:span></text:span><text:span text:style-name="Strong"><text:span text:style-name="T14">= NO. Porque la dependencia funcional de </text:span></text:span><text:span text:style-name="Strong"><text:span text:style-name="T1">{municipio -&gt; pais} <text:s/></text:span></text:span><text:span text:style-name="Strong"><text:span text:style-name="T14">es entre dos atributos</text:span></text:span></text:p>
      <text:p text:style-name="P11"><text:span text:style-name="Strong"><text:span text:style-name="T14"/></text:span></text:p>
      <text:p text:style-name="P11"><text:span text:style-name="Strong"><text:span text:style-name="T27">FCT</text:span></text:span><text:span text:style-name="Strong"><text:span text:style-name="T1"> (</text:span></text:span><text:span text:style-name="Strong"><text:span text:style-name="T36">cod_fct</text:span></text:span><text:span text:style-name="Strong"><text:span text:style-name="T1">, </text:span></text:span><text:span text:style-name="Strong"><text:span text:style-name="T36">nia</text:span></text:span><text:span text:style-name="Strong"><text:span text:style-name="T1">, </text:span></text:span><text:span text:style-name="Strong"><text:span text:style-name="T36">cod_empresa</text:span></text:span><text:span text:style-name="Strong"><text:span text:style-name="T1">, grupo</text:span></text:span><text:span text:style-name="Strong"><text:span text:style-name="T12">)</text:span></text:span></text:p>
      <text:p text:style-name="P11"><text:span text:style-name="Strong"><text:span text:style-name="T1"/></text:span></text:p>
      <text:p text:style-name="P11"><text:span text:style-name="Strong"><text:span text:style-name="T12"><text:tab/>FK: nia -&gt; FCT1 (nia)</text:span></text:span></text:p>
      <text:p text:style-name="P11"><text:span text:style-name="Strong"><text:span text:style-name="T12"><text:tab/>FK: cod_fct -&gt; FCT2 (cod_fct)</text:span></text:span></text:p>
      <text:p text:style-name="P11"><text:span text:style-name="Strong"><text:span text:style-name="T12"><text:tab/>FK: cod_empresa -&gt; FCT3 (cod_empresa)</text:span></text:span></text:p>
      <text:p text:style-name="P11"><text:span text:style-name="Strong"><text:span text:style-name="T12"><text:tab/></text:span></text:span><text:span text:style-name="Strong"><text:span text:style-name="T14">FK: (cod_fct + nia + cod_empresa) -&gt; FCT4 (cod_fct + nia + cod_empresa)</text:span></text:span></text:p>
      <text:p text:style-name="P11"><text:span text:style-name="Strong"><text:span text:style-name="T12"/></text:span></text:p>
      <text:p text:style-name="P11"><text:span text:style-name="Strong"><text:span text:style-name="T29">FCT4:</text:span></text:span><text:span text:style-name="Strong"><text:span text:style-name="T14"> </text:span></text:span><text:span text:style-name="Strong"><text:span text:style-name="T33">cod_fct</text:span></text:span><text:span text:style-name="Strong"><text:span text:style-name="T6"> </text:span></text:span><text:span text:style-name="Strong"><text:span text:style-name="T7">+</text:span></text:span><text:span text:style-name="Strong"><text:span text:style-name="T6"> </text:span></text:span><text:span text:style-name="Strong"><text:span text:style-name="T33">nia</text:span></text:span><text:span text:style-name="Strong"><text:span text:style-name="T6"> </text:span></text:span><text:span text:style-name="Strong"><text:span text:style-name="T7">+</text:span></text:span><text:span text:style-name="Strong"><text:span text:style-name="T6"> </text:span></text:span><text:span text:style-name="Strong"><text:span text:style-name="T33">cod_empresa </text:span></text:span><text:span text:style-name="Strong"><text:span text:style-name="T7">+</text:span></text:span><text:span text:style-name="Strong"><text:span text:style-name="T6"> </text:span></text:span><text:span text:style-name="Strong"><text:span text:style-name="T7">municipio + pais</text:span></text:span></text:p>
      <text:p text:style-name="P10"><text:span text:style-name="Strong"><text:span text:style-name="T12"/></text:span></text:p>
      <text:p text:style-name="P4"><text:span text:style-name="Strong"><text:span text:style-name="T1"/></text:span></text:p>
      <text:h text:style-name="P2" text:outline-level="3"><text:span text:style-name="Strong">RESULTADO FINAL</text:span></text:h>
      <text:p text:style-name="P4"><text:span text:style-name="Strong"><text:span text:style-name="T1"/></text:span></text:p>
      <text:p text:style-name="P12"><text:span text:style-name="Strong"><text:span text:style-name="T27">FCT</text:span></text:span><text:span text:style-name="Strong"><text:span text:style-name="T1"> (</text:span></text:span><text:span text:style-name="Strong"><text:span text:style-name="T36">cod_fct</text:span></text:span><text:span text:style-name="Strong"><text:span text:style-name="T1">, </text:span></text:span><text:span text:style-name="Strong"><text:span text:style-name="T36">nia</text:span></text:span><text:span text:style-name="Strong"><text:span text:style-name="T1">, </text:span></text:span><text:span text:style-name="Strong"><text:span text:style-name="T36">cod_empresa</text:span></text:span><text:span text:style-name="Strong"><text:span text:style-name="T1">, grupo</text:span></text:span><text:span text:style-name="Strong"><text:span text:style-name="T12">)</text:span></text:span></text:p>
      <text:p text:style-name="P12"><text:span text:style-name="Strong"><text:span text:style-name="T1"/></text:span></text:p>
      <text:p text:style-name="P12"><text:span text:style-name="Strong"><text:span text:style-name="T12"><text:tab/>FK: nia -&gt; FCT1 (nia)</text:span></text:span></text:p>
      <text:p text:style-name="P12"><text:span text:style-name="Strong"><text:span text:style-name="T12"><text:tab/>FK: cod_fct -&gt; FCT2 (cod_fct)</text:span></text:span></text:p>
      <text:p text:style-name="P12"><text:span text:style-name="Strong"><text:span text:style-name="T12"><text:tab/>FK: cod_empresa -&gt; FCT3 (cod_empresa)</text:span></text:span></text:p>
      <text:p text:style-name="P12"><text:span text:style-name="Strong"><text:span text:style-name="T12"><text:tab/></text:span></text:span><text:span text:style-name="Strong"><text:span text:style-name="T14">FK: (cod_fct + nia + cod_empresa) -&gt; FCT4 (cod_fct + nia + cod_empresa)</text:span></text:span></text:p>
      <text:p text:style-name="P12"><text:span text:style-name="Strong"><text:span text:style-name="T14"/></text:span></text:p>
      <text:p text:style-name="P12"><text:span text:style-name="Strong"><text:span text:style-name="T28">FCT1</text:span></text:span><text:span text:style-name="Strong"><text:span text:style-name="T12">: </text:span></text:span><text:span text:style-name="Strong"><text:span text:style-name="T35">nia</text:span></text:span><text:span text:style-name="Strong"><text:span text:style-name="T12"> + </text:span></text:span><text:span text:style-name="Strong"><text:span text:style-name="T1"><text:s/>nom_completo_alumno</text:span></text:span></text:p>
      <text:p text:style-name="P12"><text:span text:style-name="Strong"><text:span text:style-name="T12"/></text:span></text:p>
      <text:p text:style-name="P12"><text:span text:style-name="Strong"><text:span text:style-name="T28">FCT2</text:span></text:span><text:span text:style-name="Strong"><text:span text:style-name="T12">: </text:span></text:span><text:span text:style-name="Strong"><text:span text:style-name="T35">cod_fct</text:span></text:span><text:span text:style-name="Strong"><text:span text:style-name="T12"> + </text:span></text:span><text:span text:style-name="Strong"><text:span text:style-name="T1">fecha_inicio </text:span></text:span><text:span text:style-name="Strong"><text:span text:style-name="T12">+ <text:s/></text:span></text:span><text:span text:style-name="Strong"><text:span text:style-name="T1">fecha_fin</text:span></text:span></text:p>
      <text:p text:style-name="P12"><text:span text:style-name="Strong"><text:span text:style-name="T12"/></text:span></text:p>
      <text:p text:style-name="P12"><text:span text:style-name="Strong"><text:span text:style-name="T28">FCT3:</text:span></text:span><text:span text:style-name="Strong"><text:span text:style-name="T12"> </text:span></text:span><text:span text:style-name="Strong"><text:span text:style-name="T35">cod_empresa</text:span></text:span><text:span text:style-name="Strong"><text:span text:style-name="T12"> + nom_empresa</text:span></text:span></text:p>
      <text:p text:style-name="P12"><text:span text:style-name="Strong"><text:span text:style-name="T12"/></text:span></text:p>
      <text:p text:style-name="P12"><text:span text:style-name="Strong"><text:span text:style-name="T29">FCT4:</text:span></text:span><text:span text:style-name="Strong"><text:span text:style-name="T14"> </text:span></text:span><text:span text:style-name="Strong"><text:span text:style-name="T33">cod_fct</text:span></text:span><text:span text:style-name="Strong"><text:span text:style-name="T6"> </text:span></text:span><text:span text:style-name="Strong"><text:span text:style-name="T7">+</text:span></text:span><text:span text:style-name="Strong"><text:span text:style-name="T6"> </text:span></text:span><text:span text:style-name="Strong"><text:span text:style-name="T33">nia</text:span></text:span><text:span text:style-name="Strong"><text:span text:style-name="T6"> </text:span></text:span><text:span text:style-name="Strong"><text:span text:style-name="T7">+</text:span></text:span><text:span text:style-name="Strong"><text:span text:style-name="T6"> </text:span></text:span><text:span text:style-name="Strong"><text:span text:style-name="T33">cod_empresa </text:span></text:span><text:span text:style-name="Strong"><text:span text:style-name="T7">+</text:span></text:span><text:span text:style-name="Strong"><text:span text:style-name="T6"> </text:span></text:span><text:span text:style-name="Strong"><text:span text:style-name="T7">municipio + pais</text:span></text:span></text:p>
      <text:p text:style-name="P12"><text:span text:style-name="Strong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576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date style:data-style-name="N37" text:date-value="2023-11-27T10:15:41.837999993" text:fixed="true">27/11/23</text:date><text:tab/><text:tab/><text:span text:style-name="MT1">Rubén Valero Policarp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09:23:42.957000000</meta:creation-date>
    <meta:generator>LibreOffice/7.5.4.2$Windows_X86_64 LibreOffice_project/36ccfdc35048b057fd9854c757a8b67ec53977b6</meta:generator>
    <dc:date>2023-11-27T11:06:47.886000000</dc:date>
    <meta:editing-duration>PT1H42M58S</meta:editing-duration>
    <meta:editing-cycles>17</meta:editing-cycles>
    <meta:document-statistic meta:table-count="0" meta:image-count="0" meta:object-count="0" meta:page-count="3" meta:paragraph-count="67" meta:word-count="331" meta:character-count="2344" meta:non-whitespace-character-count="2017"/>
  </office:meta>
</office:document-meta>
</file>